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3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 # 1" table:style-name="ta1">
        <table:shapes>
          <draw:frame draw:z-index="0" draw:style-name="gr1" draw:text-style-name="P1" svg:width="253.27mm" svg:height="122.09mm" svg:x="81.22mm" svg:y="4.3mm">
            <loext:p/>
            <draw:object draw:notify-on-update-of-ranges="'Test # 1'.A2:'Test # 1'.A4 'Test # 1'.B1:'Test # 1'.B1 'Test # 1'.B2:'Test # 1'.B4 'Test # 1'.C1:'Test # 1'.C1 'Test # 1'.C2:'Test # 1'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# of shards</text:p>
          </table:table-cell>
          <table:table-cell table:style-name="ce1" office:value-type="string" calcext:value-type="string">
            <text:p>Ingest-balancer</text:p>
          </table:table-cell>
          <table:table-cell table:style-name="ce2" office:value-type="string" calcext:value-type="string">
            <text:p>shard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.582" calcext:value-type="float">
            <text:p>68.582</text:p>
          </table:table-cell>
          <table:table-cell office:value-type="float" office:value="67.189" calcext:value-type="float">
            <text:p>67.18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79" calcext:value-type="float">
            <text:p>21.79</text:p>
          </table:table-cell>
          <table:table-cell office:value-type="float" office:value="62.864" calcext:value-type="float">
            <text:p>62.864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98" calcext:value-type="float">
            <text:p>16.98</text:p>
          </table:table-cell>
          <table:table-cell office:value-type="float" office:value="55.33" calcext:value-type="float">
            <text:p>55.33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7:38:27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58:28.387000000</meta:creation-date>
    <dc:date>2017-12-30T17:38:36.131000000</dc:date>
    <meta:editing-duration>PT18M59S</meta:editing-duration>
    <meta:editing-cycles>9</meta:editing-cycles>
    <meta:generator>LibreOffice/5.3.7.2$Windows_X86_64 LibreOffice_project/6b8ed514a9f8b44d37a1b96673cbbdd077e24059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28cm" svg:height="12.21cm" xlink:href=".." xlink:type="simple" chart:class="chart:line" chart:style-name="ch1">
        <chart:title svg:x="7.884cm" svg:y="0.38cm" chart:style-name="ch2">
          <text:p>81667249 bytes data; 6 ingest-balancer threads</text:p>
        </chart:title>
        <chart:legend chart:legend-position="end" svg:x="21.629cm" svg:y="5.557cm" style:legend-expansion="high" chart:style-name="ch3"/>
        <chart:plot-area chart:style-name="ch4" table:cell-range-address="'Test # 1'.A2:'Test # 1'.C4 'Test # 1'.B1:'Test # 1'.C1" chart:data-source-has-labels="both" svg:x="1.517cm" svg:y="1.403cm" svg:width="19.606cm" svg:height="9.582cm">
          <chartooo:coordinate-region svg:x="2.138cm" svg:y="1.602cm" svg:width="18.891cm" svg:height="8.736cm"/>
          <chart:axis chart:dimension="x" chart:name="primary-x" chart:style-name="ch5" chartooo:axis-type="auto">
            <chartooo:date-scale/>
            <chart:title svg:x="10.469cm" svg:y="11.229cm" chart:style-name="ch6">
              <text:p># of shards</text:p>
            </chart:title>
            <chart:categories table:cell-range-address="'Test # 1'.A2:'Test # 1'.A4"/>
          </chart:axis>
          <chart:axis chart:dimension="y" chart:name="primary-y" chart:style-name="ch5">
            <chart:title svg:x="0.451cm" svg:y="6.86cm" chart:style-name="ch7">
              <text:p>seconds</text:p>
            </chart:title>
            <chart:grid chart:style-name="ch8" chart:class="major"/>
          </chart:axis>
          <chart:series chart:style-name="ch9" chart:values-cell-range-address="'Test # 1'.B2:'Test # 1'.B4" chart:label-cell-address="'Test # 1'.B1:'Test # 1'.B1" chart:class="chart:line">
            <chart:data-point chart:repeated="3"/>
          </chart:series>
          <chart:series chart:style-name="ch10" chart:values-cell-range-address="'Test # 1'.C2:'Test # 1'.C4" chart:label-cell-address="'Test # 1'.C1:'Test # 1'.C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gest-balancer</text:p>
                <draw:g>
                  <svg:desc>'Test # 1'.B1:'Test # 1'.B1</svg:desc>
                </draw:g>
              </table:table-cell>
              <table:table-cell office:value-type="string">
                <text:p>shard</text:p>
                <draw:g>
                  <svg:desc>'Test # 1'.C1:'Test # 1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 # 1'.A2:'Test # 1'.A4</svg:desc>
                </draw:g>
              </table:table-cell>
              <table:table-cell office:value-type="float" office:value="68.582">
                <text:p>68.582</text:p>
                <draw:g>
                  <svg:desc>'Test # 1'.B2:'Test # 1'.B4</svg:desc>
                </draw:g>
              </table:table-cell>
              <table:table-cell office:value-type="float" office:value="67.189">
                <text:p>67.189</text:p>
                <draw:g>
                  <svg:desc>'Test # 1'.C2:'Test # 1'.C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79">
                <text:p>21.79</text:p>
              </table:table-cell>
              <table:table-cell office:value-type="float" office:value="62.864">
                <text:p>62.8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98">
                <text:p>16.98</text:p>
              </table:table-cell>
              <table:table-cell office:value-type="float" office:value="55.33">
                <text:p>55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